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2408eb" officeooo:paragraph-rsid="000bce33" style:font-size-asian="2pt" style:font-size-complex="2pt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CCCCTGTAAAGCGGATGAGGGCGAAGCTTCCAAGTTTCGAACCCAAATGAGTTTTGATATAAATGTAATCGTTCACCACACTTTCATTAATTTCCAAATATCTCATTAAAGCCAATTCAAAACTCAAAACGATAGCATCCTGACTGGCATCAAAGGCTTCATAATCAGATTCTGTGCAGACACCATCAAATTTCTGATTTATAACCCATTCATTAAGATCATCAATGTTCTTACACGAATGTATGTAGAAATTTTTAGGTAGAGCTTCATTTAGCTTCTTCTCAATGTACCTCATTGTTGGTGCAAATCTGCATAAAACAGCATGATGAAAGCACGCCAACGTCTGCCCCGCCTTAG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6:00:48.108304772</meta:creation-date>
    <dc:date>2019-03-29T16:01:03.341425239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359" meta:non-whitespace-character-count="359"/>
    <meta:generator>LibreOffice/6.1.4.2$Linux_X86_64 LibreOffice_project/10$Build-2</meta:generator>
  </office:meta>
</office:document-meta>
</file>